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B0000009DFF4B5A55817C1668.png" manifest:media-type="image/png"/>
  <manifest:file-entry manifest:full-path="Pictures/10000001000002E20000008EE494C9293C356AAF.png" manifest:media-type="image/png"/>
  <manifest:file-entry manifest:full-path="Pictures/10000001000001DA000000C2E07A56E8718E22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010d" officeooo:paragraph-rsid="000d010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010d" officeooo:paragraph-rsid="000d010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1</text:p>
      <text:p text:style-name="P2"/>
      <text:p text:style-name="P2"/>
      <text:p text:style-name="P2">Q1)</text:p>
      <text:p text:style-name="P2"><draw:frame draw:style-name="fr2" draw:name="Image1" text:anchor-type="char" svg:width="12.541cm" svg:height="5.133cm" draw:z-index="0"><draw:image xlink:href="Pictures/10000001000001DA000000C2E07A56E8718E222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</text:p>
      <text:p text:style-name="P2"/>
      <text:p text:style-name="P2"><draw:frame draw:style-name="fr1" draw:name="Image2" text:anchor-type="char" svg:x="0cm" svg:y="0.471cm" svg:width="17cm" svg:height="3.27cm" draw:z-index="1"><draw:image xlink:href="Pictures/10000001000002E20000008EE494C9293C356AAF.png" xlink:type="simple" xlink:show="embed" xlink:actuate="onLoad" draw:mime-type="image/png"/></draw:frame></text:p>
      <text:p text:style-name="P2"/>
      <text:p text:style-name="P2"/>
      <text:p text:style-name="P2">Q3)</text:p>
      <text:p text:style-name="P2"><draw:frame draw:style-name="fr1" draw:name="Image3" text:anchor-type="char" svg:x="0cm" svg:y="0.617cm" svg:width="17cm" svg:height="4.099cm" draw:z-index="2"><draw:image xlink:href="Pictures/100000010000028B0000009DFF4B5A55817C1668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20:30.968315302</meta:creation-date>
    <dc:date>2024-03-14T22:25:57.697668729</dc:date>
    <meta:editing-duration>PT5M29S</meta:editing-duration>
    <meta:editing-cycles>1</meta:editing-cycles>
    <meta:document-statistic meta:table-count="0" meta:image-count="3" meta:object-count="0" meta:page-count="1" meta:paragraph-count="4" meta:word-count="5" meta:character-count="23" meta:non-whitespace-character-count="22"/>
    <meta:generator>LibreOffice/7.3.5.2$Linux_X86_64 LibreOffice_project/30$Build-2</meta:generator>
  </office:meta>
</office:document-meta>
</file>